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9pt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en.wikipedia.org/wiki/User_interface_markup_language" text:style-name="Internet_20_link" text:visited-style-name="Visited_20_Internet_20_Link"><text:span text:style-name="T2"/></text:a></text:p>
      <text:p text:style-name="Standard"><text:a xlink:type="simple" xlink:href="https://www.eclipse.org/modeling/emf/" text:style-name="Internet_20_link" text:visited-style-name="Visited_20_Internet_20_Link"><text:span text:style-name="T2">https://www.eclipse.org/modeling/emf/</text:span></text:a></text:p>
      <text:p text:style-name="Standard"><text:span text:style-name="T2"/></text:p>
      <text:p text:style-name="Standard"><text:a xlink:type="simple" xlink:href="https://en.wikipedia.org/wiki/User_interface_markup_language" text:style-name="Internet_20_link" text:visited-style-name="Visited_20_Internet_20_Link"><text:span text:style-name="T2">https://en.wikipedia.org/wiki/User_interface_markup_language</text:span></text:a></text:p>
      <text:p text:style-name="P2"/>
      <text:p text:style-name="Standard"><text:a xlink:type="simple" xlink:href="https://snapcraft.io/install/glade/ubuntu" text:style-name="Internet_20_link" text:visited-style-name="Visited_20_Internet_20_Link"><text:span text:style-name="T2">https://snapcraft.io/install/glade/ubuntu</text:span></text:a></text:p>
      <text:p text:style-name="Standard"><text:a xlink:type="simple" xlink:href="https://glade.gnome.org/" text:style-name="Internet_20_link" text:visited-style-name="Visited_20_Internet_20_Link"><text:span text:style-name="T2">https://glade.gnome.org/</text:span></text:a></text:p>
      <text:p text:style-name="P2"/>
      <text:p text:style-name="P2">Microsoft Visio</text:p>
      <text:p text:style-name="P2"/>
      <text:p text:style-name="P2"/>
      <text:p text:style-name="Standard"><text:a xlink:type="simple" xlink:href="https://docs.oracle.com/javafx/scenebuilder/1/use_java_ides/sb-with-intellij.htm#CEGJBHHA" text:style-name="Internet_20_link" text:visited-style-name="Visited_20_Internet_20_Link"><text:span text:style-name="T2">https://docs.oracle.com/javafx/scenebuilder/1/use_java_ides/sb-with-intellij.htm#CEGJBHHA</text:span></text:a></text:p>
      <text:p text:style-name="P2">https://c4model.com/</text:p>
      <text:p text:style-name="Standard"><text:a xlink:type="simple" xlink:href="https://wireframesketcher.com/install_details.html#zip" text:style-name="Internet_20_link" text:visited-style-name="Visited_20_Internet_20_Link"><text:span text:style-name="T2">https://wireframesketcher.com/install_details.html#zip</text:span></text:a></text:p>
      <text:p text:style-name="Standard"><text:a xlink:type="simple" xlink:href="https://balsamiq.com/givingback/free/" text:style-name="Internet_20_link" text:visited-style-name="Visited_20_Internet_20_Link"><text:span text:style-name="T2">https://balsamiq.com/givingback/free/</text:span></text:a></text:p>
      <text:p text:style-name="P2"/>
      <text:p text:style-name="Standard"><text:a xlink:type="simple" xlink:href="https://linuxconfig.org/ubuntu-20-04-eclipse-installation" text:style-name="Internet_20_link" text:visited-style-name="Visited_20_Internet_20_Link"><text:span text:style-name="T2">https://linuxconfig.org/ubuntu-20-04-eclipse-installation</text:span></text:a></text:p>
      <text:p text:style-name="Standard"><text:a xlink:type="simple" xlink:href="https://gist.github.com/rajeshpv/6356679" text:style-name="Internet_20_link" text:visited-style-name="Visited_20_Internet_20_Link"><text:span text:style-name="T2">https://gist.github.com/rajeshpv/6356679</text:span></text:a></text:p>
      <text:p text:style-name="Standard"><text:a xlink:type="simple" xlink:href="https://medium.com/@mannemvamsi/installing-balsamiq-mockups-with-wine-on-ubuntu-16-04-cbe037d4f3c0" text:style-name="Internet_20_link" text:visited-style-name="Visited_20_Internet_20_Link"><text:span text:style-name="T2">https://medium.com/@mannemvamsi/installing-balsamiq-mockups-with-wine-on-ubuntu-16-04-cbe037d4f3c0</text:span></text:a></text:p>
      <text:p text:style-name="P2"/>
      <text:h text:style-name="P1" text:outline-level="1">The Evolution of User Interface Markup Languages</text:h>
      <text:p text:style-name="P2"/>
      <text:p text:style-name="Standard"><text:a xlink:type="simple" xlink:href="https://www.ics.uci.edu/~rohit/EvoUIDL.html" text:style-name="Internet_20_link" text:visited-style-name="Visited_20_Internet_20_Link"><text:span text:style-name="T2">https://www.ics.uci.edu/~rohit/EvoUIDL.html</text:span></text:a></text:p>
      <text:p text:style-name="P2"/>
      <text:p text:style-name="P2"><text:a xlink:type="simple" xlink:href="https://www.xul.fr/comparison-user-interface-markup-languages.php" text:style-name="Internet_20_link" text:visited-style-name="Visited_20_Internet_20_Link">https://www.xul.fr/comparison-user-interface-markup-languages.php</text:a></text:p>
      <text:p text:style-name="P2"><text:a xlink:type="simple" xlink:href="https://www.researchgate.net/publication/228436256_User_Interface_Markup_Language_UIML_Specification" text:style-name="Internet_20_link" text:visited-style-name="Visited_20_Internet_20_Link">https://www.researchgate.net/publication/228436256_User_Interface_Markup_Language_UIML_Specification</text:a></text:p>
      <text:p text:style-name="P2"><text:a xlink:type="simple" xlink:href="https://www.google.com/search?channel=fs&amp;client=ubuntu&amp;q=User+interface+markup+standard" text:style-name="Internet_20_link" text:visited-style-name="Visited_20_Internet_20_Link">https://www.google.com/search?channel=fs&amp;client=ubuntu&amp;q=User+interface+markup+standard</text:a>+</text:p>
      <text:p text:style-name="P2"/>
      <text:p text:style-name="P2"/>
      <text:p text:style-name="P2"><text:a xlink:type="simple" xlink:href="https://en.wikipedia.org/wiki/User_interface_markup_language#OpenLaszlo_(LZX" text:style-name="Internet_20_link" text:visited-style-name="Visited_20_Internet_20_Link">https://en.wikipedia.org/wiki/User_interface_markup_language#OpenLaszlo_(LZX</text:a>)<text:tab/></text:p>
      <text:p text:style-name="P2"/>
      <text:p text:style-name="P2"><text:a xlink:type="simple" xlink:href="https://www.researchgate.net/publication/228436256_User_Interface_Markup_Language_UIML_Specification" text:style-name="Internet_20_link" text:visited-style-name="Visited_20_Internet_20_Link">https://www.researchgate.net/publication/228436256_User_Interface_Markup_Language_UIML_Specification</text:a></text:p>
      <text:p text:style-name="P2"/>
      <text:p text:style-name="P2"><text:a xlink:type="simple" xlink:href="https://docs.oracle.com/javafx/2/fxml_get_started/jfxpub-fxml_get_started.htm" text:style-name="Internet_20_link" text:visited-style-name="Visited_20_Internet_20_Link">https://docs.oracle.com/javafx/2/fxml_get_started/jfxpub-fxml_get_started.htm</text:a></text:p>
      <text:p text:style-name="P2">https://www.eclipse.org/modeling/emf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09:38:20.449550572</meta:creation-date>
    <dc:date>2021-01-18T12:16:09.683460103</dc:date>
    <meta:editing-duration>PT2H37M45S</meta:editing-duration>
    <meta:editing-cycles>19</meta:editing-cycles>
    <meta:generator>LibreOffice/7.0.2.2$Linux_X86_64 LibreOffice_project/00$Build-2</meta:generator>
    <meta:document-statistic meta:table-count="0" meta:image-count="0" meta:object-count="0" meta:page-count="1" meta:paragraph-count="21" meta:word-count="28" meta:character-count="1208" meta:non-whitespace-character-count="1200"/>
  </office:meta>
</office:document-meta>
</file>